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solid" draw:fill-color="#000000"/>
    </style:style>
    <style:style style:name="gr2" style:family="graphic" style:parent-style-name="standard">
      <style:graphic-properties draw:stroke="solid" svg:stroke-width="0.017cm" svg:stroke-color="#000000" draw:fill="none" fo:padding-top="0.008cm" fo:padding-bottom="0.008cm" fo:padding-left="0.008cm" fo:padding-right="0.008cm"/>
    </style:style>
    <style:style style:name="gr3" style:family="graphic" style:parent-style-name="standard">
      <style:graphic-properties draw:stroke="none" draw:fill="solid" draw:fill-color="#ffffff"/>
    </style:style>
    <style:style style:name="gr4" style:family="graphic" style:parent-style-name="standard">
      <style:graphic-properties draw:stroke="solid" svg:stroke-width="0.008cm" svg:stroke-color="#000000" draw:fill="solid" draw:fill-color="#000000" fo:padding-top="0.004cm" fo:padding-bottom="0.004cm" fo:padding-left="0.004cm" fo:padding-right="0.004cm"/>
    </style:style>
    <style:style style:name="gr5" style:family="graphic" style:parent-style-name="standard">
      <style:graphic-properties draw:stroke="solid" svg:stroke-width="0.017cm" svg:stroke-color="#000000" draw:fill="solid" draw:fill-color="#000000" fo:padding-top="0.008cm" fo:padding-bottom="0.008cm" fo:padding-left="0.008cm" fo:padding-right="0.008cm"/>
    </style:style>
    <style:style style:name="gr6" style:family="graphic" style:parent-style-name="standard">
      <style:graphic-properties draw:stroke="solid" svg:stroke-width="0.017cm" svg:stroke-color="#000000" draw:fill="solid" draw:fill-color="#ffffff" fo:padding-top="0.008cm" fo:padding-bottom="0.008cm" fo:padding-left="0.008cm" fo:padding-right="0.008cm"/>
    </style:style>
    <style:style style:name="gr7" style:family="graphic" style:parent-style-name="standard">
      <style:graphic-properties draw:stroke="solid" svg:stroke-width="0.013cm" svg:stroke-color="#000000" draw:fill="none" fo:padding-top="0.006cm" fo:padding-bottom="0.006cm" fo:padding-left="0.006cm" fo:padding-right="0.006cm"/>
    </style:style>
    <style:style style:name="gr8" style:family="graphic" style:parent-style-name="standard">
      <style:graphic-properties draw:stroke="solid" svg:stroke-width="0.012cm" svg:stroke-color="#000000" draw:fill="none" fo:padding-top="0.006cm" fo:padding-bottom="0.006cm" fo:padding-left="0.006cm" fo:padding-right="0.006cm"/>
    </style:style>
    <style:style style:name="gr9" style:family="graphic" style:parent-style-name="standard">
      <style:graphic-properties draw:fill="solid" draw:fill-color="#000000" draw:textarea-horizontal-align="center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2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69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Arial" style:font-family-generic="swiss" fo:font-size="6pt" style:font-size-asian="6pt" style:font-size-complex="6pt"/>
    </style:style>
    <style:style style:name="P3" style:family="paragraph">
      <style:paragraph-properties fo:text-align="center"/>
      <style:text-properties fo:font-family="Arial" style:font-family-generic="swiss" fo:font-size="6pt" style:font-size-asian="6pt" style:font-size-complex="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layer="layout" svg:width="3.739cm" svg:height="1.782cm" svg:x="5.803cm" svg:y="6.755cm" svg:viewBox="0 0 3740 1783" draw:points="0,1783 3740,1783 3740,0 0,0">
          <text:p/>
        </draw:polygon>
        <draw:polygon draw:style-name="gr2" draw:layer="layout" svg:width="3.739cm" svg:height="1.782cm" svg:x="5.803cm" svg:y="6.755cm" svg:viewBox="0 0 3740 1783" draw:points="0,0 0,1783 3740,1783 3740,0">
          <text:p/>
        </draw:polygon>
        <draw:polygon draw:style-name="gr3" draw:layer="layout" svg:width="3.74cm" svg:height="1.781cm" svg:x="5.785cm" svg:y="6.738cm" svg:viewBox="0 0 3741 1782" draw:points="0,1782 3741,1782 3741,0 0,0">
          <text:p/>
        </draw:polygon>
        <draw:polygon draw:style-name="gr2" draw:layer="layout" svg:width="3.74cm" svg:height="1.781cm" svg:x="5.785cm" svg:y="6.738cm" svg:viewBox="0 0 3741 1782" draw:points="0,0 0,1782 3741,1782 3741,0">
          <text:p/>
        </draw:polygon>
        <draw:line draw:style-name="gr2" draw:layer="layout" svg:x1="8.96cm" svg:y1="0.917cm" svg:x2="8.96cm" svg:y2="6.632cm">
          <text:p/>
        </draw:line>
        <draw:polyline draw:style-name="gr1" draw:layer="layout" svg:width="0.141cm" svg:height="0.212cm" svg:x="8.89cm" svg:y="6.526cm" svg:viewBox="0 0 142 213" draw:points="70,0 142,0 70,213 0,0">
          <text:p/>
        </draw:polyline>
        <draw:polygon draw:style-name="gr4" draw:layer="layout" svg:width="0.141cm" svg:height="0.212cm" svg:x="8.89cm" svg:y="6.526cm" svg:viewBox="0 0 142 213" draw:points="70,0 142,0 70,213 0,0">
          <text:p/>
        </draw:polygon>
        <draw:line draw:style-name="gr2" draw:layer="layout" svg:x1="6.579cm" svg:y1="9.031cm" svg:x2="6.579cm" svg:y2="8.625cm">
          <text:p/>
        </draw:line>
        <draw:polyline draw:style-name="gr1" draw:layer="layout" svg:width="0.141cm" svg:height="0.212cm" svg:x="6.508cm" svg:y="8.519cm" svg:viewBox="0 0 142 213" draw:points="71,213 0,213 71,0 142,213">
          <text:p/>
        </draw:polyline>
        <draw:polygon draw:style-name="gr4" draw:layer="layout" svg:width="0.141cm" svg:height="0.212cm" svg:x="6.511cm" svg:y="8.519cm" svg:viewBox="0 0 142 213" draw:points="71,213 0,213 71,0 142,213">
          <text:p/>
        </draw:polygon>
        <draw:line draw:style-name="gr5" draw:layer="layout" svg:x1="8.678cm" svg:y1="9.031cm" svg:x2="8.678cm" svg:y2="8.625cm">
          <text:p/>
        </draw:line>
        <draw:polyline draw:style-name="gr1" draw:layer="layout" svg:width="0.141cm" svg:height="0.212cm" svg:x="8.607cm" svg:y="8.519cm" svg:viewBox="0 0 142 213" draw:points="71,213 0,213 71,0 142,213">
          <text:p/>
        </draw:polyline>
        <draw:polygon draw:style-name="gr4" draw:layer="layout" svg:width="0.141cm" svg:height="0.212cm" svg:x="8.607cm" svg:y="8.519cm" svg:viewBox="0 0 142 213" draw:points="71,213 0,213 71,0 142,213">
          <text:p/>
        </draw:polygon>
        <draw:line draw:style-name="gr5" draw:layer="layout" svg:x1="2.963cm" svg:y1="2.257cm" svg:x2="3.545cm" svg:y2="2.257cm">
          <text:p/>
        </draw:line>
        <draw:polyline draw:style-name="gr1" draw:layer="layout" svg:width="0.212cm" svg:height="0.141cm" svg:x="3.439cm" svg:y="2.187cm" svg:viewBox="0 0 213 142" draw:points="0,71 0,0 213,71 0,142">
          <text:p/>
        </draw:polyline>
        <draw:polygon draw:style-name="gr4" draw:layer="layout" svg:width="0.212cm" svg:height="0.141cm" svg:x="3.439cm" svg:y="2.187cm" svg:viewBox="0 0 213 142" draw:points="0,71 0,0 213,71 0,142">
          <text:p/>
        </draw:polygon>
        <draw:polygon draw:style-name="gr5" draw:layer="layout" svg:width="1.587cm" svg:height="1.147cm" svg:x="10.054cm" svg:y="7.037cm" svg:viewBox="0 0 1588 1148" draw:points="0,1148 1588,1148 1588,0 0,0">
          <text:p/>
        </draw:polygon>
        <draw:polygon draw:style-name="gr6" draw:layer="layout" svg:width="1.588cm" svg:height="1.146cm" svg:x="10.036cm" svg:y="7.02cm" svg:viewBox="0 0 1589 1147" draw:points="0,1147 1589,1147 1589,0 0,0">
          <text:p/>
        </draw:polygon>
        <draw:polygon draw:style-name="gr5" draw:layer="layout" svg:width="1.588cm" svg:height="1.147cm" svg:x="10.018cm" svg:y="0.052cm" svg:viewBox="0 0 1589 1148" draw:points="0,1148 1589,1148 1589,0 0,0">
          <text:p/>
        </draw:polygon>
        <draw:polygon draw:style-name="gr6" draw:layer="layout" svg:width="1.587cm" svg:height="1.146cm" svg:x="10.001cm" svg:y="0.035cm" svg:viewBox="0 0 1588 1147" draw:points="0,1147 1588,1147 1588,0 0,0">
          <text:p/>
        </draw:polygon>
        <draw:polygon draw:style-name="gr5" draw:layer="layout" svg:width="1.588cm" svg:height="1.147cm" svg:x="10.018cm" svg:y="1.71cm" svg:viewBox="0 0 1589 1148" draw:points="0,1148 1589,1148 1589,0 0,0">
          <text:p/>
        </draw:polygon>
        <draw:polygon draw:style-name="gr6" draw:layer="layout" svg:width="1.587cm" svg:height="1.146cm" svg:x="10.001cm" svg:y="1.693cm" svg:viewBox="0 0 1588 1147" draw:points="0,1147 1588,1147 1588,0 0,0">
          <text:p/>
        </draw:polygon>
        <draw:polygon draw:style-name="gr5" draw:layer="layout" svg:width="1.587cm" svg:height="1.147cm" svg:x="11.465cm" svg:y="3.58cm" svg:viewBox="0 0 1588 1148" draw:points="0,1148 1588,1148 1588,0 0,0">
          <text:p/>
        </draw:polygon>
        <draw:polygon draw:style-name="gr6" draw:layer="layout" svg:width="1.588cm" svg:height="1.146cm" svg:x="11.447cm" svg:y="3.563cm" svg:viewBox="0 0 1589 1147" draw:points="0,1147 1589,1147 1589,0 0,0">
          <text:p/>
        </draw:polygon>
        <draw:polygon draw:style-name="gr5" draw:layer="layout" svg:width="1.588cm" svg:height="1.147cm" svg:x="7.919cm" svg:y="9.013cm" svg:viewBox="0 0 1589 1148" draw:points="0,1148 1589,1148 1589,0 0,0">
          <text:p/>
        </draw:polygon>
        <draw:polygon draw:style-name="gr6" draw:layer="layout" svg:width="1.587cm" svg:height="1.147cm" svg:x="7.902cm" svg:y="8.995cm" svg:viewBox="0 0 1588 1148" draw:points="0,1148 1588,1148 1588,0 0,0">
          <text:p/>
        </draw:polygon>
        <draw:polygon draw:style-name="gr5" draw:layer="layout" svg:width="1.587cm" svg:height="1.147cm" svg:x="5.803cm" svg:y="9.013cm" svg:viewBox="0 0 1588 1148" draw:points="0,1148 1588,1148 1588,0 0,0">
          <text:p/>
        </draw:polygon>
        <draw:polygon draw:style-name="gr6" draw:layer="layout" svg:width="1.588cm" svg:height="1.147cm" svg:x="5.785cm" svg:y="8.995cm" svg:viewBox="0 0 1589 1148" draw:points="0,1148 1589,1148 1589,0 0,0">
          <text:p/>
        </draw:polygon>
        <draw:polygon draw:style-name="gr5" draw:layer="layout" svg:width="1.588cm" svg:height="1.146cm" svg:x="6.861cm" svg:y="3.404cm" svg:viewBox="0 0 1589 1147" draw:points="0,1147 1589,1147 1589,0 0,0">
          <text:p/>
        </draw:polygon>
        <draw:polygon draw:style-name="gr6" draw:layer="layout" svg:width="1.588cm" svg:height="1.147cm" svg:x="6.843cm" svg:y="3.386cm" svg:viewBox="0 0 1589 1148" draw:points="0,1148 1589,1148 1589,0 0,0">
          <text:p/>
        </draw:polygon>
        <draw:polygon draw:style-name="gr5" draw:layer="layout" svg:width="1.588cm" svg:height="1.147cm" svg:x="6.861cm" svg:y="1.71cm" svg:viewBox="0 0 1589 1148" draw:points="0,1148 1589,1148 1589,0 0,0">
          <text:p/>
        </draw:polygon>
        <draw:polygon draw:style-name="gr6" draw:layer="layout" svg:width="1.588cm" svg:height="1.146cm" svg:x="6.843cm" svg:y="1.693cm" svg:viewBox="0 0 1589 1147" draw:points="0,1147 1589,1147 1589,0 0,0">
          <text:p/>
        </draw:polygon>
        <draw:polygon draw:style-name="gr5" draw:layer="layout" svg:width="1.588cm" svg:height="1.146cm" svg:x="6.861cm" svg:y="5.062cm" svg:viewBox="0 0 1589 1147" draw:points="0,1147 1589,1147 1589,0 0,0">
          <text:p/>
        </draw:polygon>
        <draw:polygon draw:style-name="gr6" draw:layer="layout" svg:width="1.588cm" svg:height="1.147cm" svg:x="6.843cm" svg:y="5.044cm" svg:viewBox="0 0 1589 1148" draw:points="0,1148 1589,1148 1589,0 0,0">
          <text:p/>
        </draw:polygon>
        <draw:polygon draw:style-name="gr5" draw:layer="layout" svg:width="1.588cm" svg:height="1.147cm" svg:x="3.668cm" svg:y="7.037cm" svg:viewBox="0 0 1589 1148" draw:points="0,1148 1589,1148 1589,0 0,0">
          <text:p/>
        </draw:polygon>
        <draw:polygon draw:style-name="gr6" draw:layer="layout" svg:width="1.587cm" svg:height="1.146cm" svg:x="3.651cm" svg:y="7.02cm" svg:viewBox="0 0 1588 1147" draw:points="0,1147 1588,1147 1588,0 0,0">
          <text:p/>
        </draw:polygon>
        <draw:polygon draw:style-name="gr5" draw:layer="layout" svg:width="1.588cm" svg:height="1.147cm" svg:x="6.861cm" svg:y="0.052cm" svg:viewBox="0 0 1589 1148" draw:points="0,1148 1589,1148 1589,0 0,0">
          <text:p/>
        </draw:polygon>
        <draw:polygon draw:style-name="gr6" draw:layer="layout" svg:width="1.588cm" svg:height="1.146cm" svg:x="6.843cm" svg:y="0.035cm" svg:viewBox="0 0 1589 1147" draw:points="0,1147 1589,1147 1589,0 0,0">
          <text:p/>
        </draw:polygon>
        <draw:polygon draw:style-name="gr5" draw:layer="layout" svg:width="1.588cm" svg:height="1.147cm" svg:x="3.686cm" svg:y="4.991cm" svg:viewBox="0 0 1589 1148" draw:points="0,1148 1589,1148 1589,0 0,0">
          <text:p/>
        </draw:polygon>
        <draw:polygon draw:style-name="gr6" draw:layer="layout" svg:width="1.588cm" svg:height="1.146cm" svg:x="3.668cm" svg:y="4.974cm" svg:viewBox="0 0 1589 1147" draw:points="0,1147 1589,1147 1589,0 0,0">
          <text:p/>
        </draw:polygon>
        <draw:polygon draw:style-name="gr5" draw:layer="layout" svg:width="1.587cm" svg:height="1.146cm" svg:x="1.552cm" svg:y="3.404cm" svg:viewBox="0 0 1588 1147" draw:points="0,1147 1588,1147 1588,0 0,0">
          <text:p/>
        </draw:polygon>
        <draw:polygon draw:style-name="gr6" draw:layer="layout" svg:width="1.588cm" svg:height="1.147cm" svg:x="1.534cm" svg:y="3.386cm" svg:viewBox="0 0 1589 1148" draw:points="0,1148 1589,1148 1589,0 0,0">
          <text:p/>
        </draw:polygon>
        <draw:polygon draw:style-name="gr5" draw:layer="layout" svg:width="1.588cm" svg:height="1.147cm" svg:x="3.668cm" svg:y="1.71cm" svg:viewBox="0 0 1589 1148" draw:points="0,1148 1589,1148 1589,0 0,0">
          <text:p/>
        </draw:polygon>
        <draw:polygon draw:style-name="gr6" draw:layer="layout" svg:width="1.587cm" svg:height="1.146cm" svg:x="3.651cm" svg:y="1.693cm" svg:viewBox="0 0 1588 1147" draw:points="0,1147 1588,1147 1588,0 0,0">
          <text:p/>
        </draw:polygon>
        <draw:polygon draw:style-name="gr5" draw:layer="layout" svg:width="1.587cm" svg:height="1.147cm" svg:x="1.552cm" svg:y="1.71cm" svg:viewBox="0 0 1588 1148" draw:points="0,1148 1588,1148 1588,0 0,0">
          <text:p/>
        </draw:polygon>
        <draw:polygon draw:style-name="gr6" draw:layer="layout" svg:width="1.588cm" svg:height="1.146cm" svg:x="1.534cm" svg:y="1.693cm" svg:viewBox="0 0 1589 1147" draw:points="0,1147 1589,1147 1589,0 0,0">
          <text:p/>
        </draw:polygon>
        <draw:line draw:style-name="gr5" draw:layer="layout" svg:x1="7.62cm" svg:y1="6.738cm" svg:x2="7.62cm" svg:y2="6.332cm">
          <text:p/>
        </draw:line>
        <draw:polyline draw:style-name="gr1" draw:layer="layout" svg:width="0.141cm" svg:height="0.212cm" svg:x="7.549cm" svg:y="6.226cm" svg:viewBox="0 0 142 213" draw:points="72,213 0,213 72,0 142,213">
          <text:p/>
        </draw:polyline>
        <draw:polygon draw:style-name="gr4" draw:layer="layout" svg:width="0.141cm" svg:height="0.212cm" svg:x="7.549cm" svg:y="6.226cm" svg:viewBox="0 0 142 213" draw:points="72,213 0,213 72,0 142,213">
          <text:p/>
        </draw:polygon>
        <draw:line draw:style-name="gr2" draw:layer="layout" svg:x1="1.975cm" svg:y1="3.386cm" svg:x2="1.975cm" svg:y2="2.98cm">
          <text:p/>
        </draw:line>
        <draw:polyline draw:style-name="gr1" draw:layer="layout" svg:width="0.141cm" svg:height="0.211cm" svg:x="1.905cm" svg:y="2.875cm" svg:viewBox="0 0 142 212" draw:points="71,212 0,212 71,0 142,212">
          <text:p/>
        </draw:polyline>
        <draw:polygon draw:style-name="gr4" draw:layer="layout" svg:width="0.141cm" svg:height="0.211cm" svg:x="1.905cm" svg:y="2.875cm" svg:viewBox="0 0 142 212" draw:points="71,212 0,212 71,0 142,212">
          <text:p/>
        </draw:polygon>
        <draw:line draw:style-name="gr2" draw:layer="layout" svg:x1="2.328cm" svg:y1="3.386cm" svg:x2="2.328cm" svg:y2="2.98cm">
          <text:p/>
        </draw:line>
        <draw:polyline draw:style-name="gr1" draw:layer="layout" svg:width="0.141cm" svg:height="0.211cm" svg:x="2.257cm" svg:y="2.875cm" svg:viewBox="0 0 142 212" draw:points="71,212 0,212 71,0 142,212">
          <text:p/>
        </draw:polyline>
        <draw:polygon draw:style-name="gr4" draw:layer="layout" svg:width="0.141cm" svg:height="0.211cm" svg:x="2.257cm" svg:y="2.875cm" svg:viewBox="0 0 142 212" draw:points="71,212 0,212 71,0 142,212">
          <text:p/>
        </draw:polygon>
        <draw:line draw:style-name="gr2" draw:layer="layout" svg:x1="2.681cm" svg:y1="3.386cm" svg:x2="2.681cm" svg:y2="2.98cm">
          <text:p/>
        </draw:line>
        <draw:polyline draw:style-name="gr1" draw:layer="layout" svg:width="0.141cm" svg:height="0.211cm" svg:x="2.61cm" svg:y="2.875cm" svg:viewBox="0 0 142 212" draw:points="72,212 0,212 72,0 142,212">
          <text:p/>
        </draw:polyline>
        <draw:polygon draw:style-name="gr4" draw:layer="layout" svg:width="0.141cm" svg:height="0.211cm" svg:x="2.61cm" svg:y="2.875cm" svg:viewBox="0 0 142 212" draw:points="72,212 0,212 72,0 142,212">
          <text:p/>
        </draw:polygon>
        <draw:line draw:style-name="gr2" draw:layer="layout" svg:x1="2.963cm" svg:y1="7.584cm" svg:x2="3.545cm" svg:y2="7.584cm">
          <text:p/>
        </draw:line>
        <draw:polyline draw:style-name="gr1" draw:layer="layout" svg:width="0.212cm" svg:height="0.141cm" svg:x="3.439cm" svg:y="7.514cm" svg:viewBox="0 0 213 142" draw:points="0,70 0,0 213,70 0,142">
          <text:p/>
        </draw:polyline>
        <draw:polygon draw:style-name="gr4" draw:layer="layout" svg:width="0.212cm" svg:height="0.141cm" svg:x="3.439cm" svg:y="7.513cm" svg:viewBox="0 0 213 142" draw:points="0,70 0,0 213,70 0,142">
          <text:p/>
        </draw:polygon>
        <draw:line draw:style-name="gr2" draw:layer="layout" svg:x1="0.846cm" svg:y1="3.986cm" svg:x2="1.428cm" svg:y2="3.986cm">
          <text:p/>
        </draw:line>
        <draw:polyline draw:style-name="gr1" draw:layer="layout" svg:width="0.212cm" svg:height="0.141cm" svg:x="1.322cm" svg:y="3.915cm" svg:viewBox="0 0 213 142" draw:points="0,72 0,0 213,72 0,142">
          <text:p/>
        </draw:polyline>
        <draw:polygon draw:style-name="gr4" draw:layer="layout" svg:width="0.212cm" svg:height="0.141cm" svg:x="1.322cm" svg:y="3.915cm" svg:viewBox="0 0 213 142" draw:points="0,72 0,0 213,72 0,142">
          <text:p/>
        </draw:polygon>
        <draw:line draw:style-name="gr5" draw:layer="layout" svg:x1="11.627cm" svg:y1="7.619cm" svg:x2="12.209cm" svg:y2="7.619cm">
          <text:p/>
        </draw:line>
        <draw:polyline draw:style-name="gr1" draw:layer="layout" svg:width="0.211cm" svg:height="0.142cm" svg:x="12.1cm" svg:y="7.478cm" svg:viewBox="0 0 212 143" draw:points="0,71 0,0 212,71 0,143">
          <text:p/>
        </draw:polyline>
        <draw:polygon draw:style-name="gr4" draw:layer="layout" svg:width="0.211cm" svg:height="0.142cm" svg:x="12.148cm" svg:y="7.547cm" svg:viewBox="0 0 212 143" draw:points="0,71 0,0 212,71 0,143">
          <text:p/>
        </draw:polygon>
        <draw:line draw:style-name="gr2" draw:layer="layout" svg:x1="13.07cm" svg:y1="4.127cm" svg:x2="13.652cm" svg:y2="4.127cm">
          <text:p/>
        </draw:line>
        <draw:polyline draw:style-name="gr1" draw:layer="layout" svg:width="0.212cm" svg:height="0.142cm" svg:x="13.546cm" svg:y="4.056cm" svg:viewBox="0 0 213 143" draw:points="0,72 0,0 213,72 0,143">
          <text:p/>
        </draw:polyline>
        <draw:polygon draw:style-name="gr4" draw:layer="layout" svg:width="0.212cm" svg:height="0.142cm" svg:x="13.546cm" svg:y="4.056cm" svg:viewBox="0 0 213 143" draw:points="0,72 0,0 213,72 0,143">
          <text:p/>
        </draw:polygon>
        <draw:line draw:style-name="gr7" draw:layer="layout" svg:x1="6.314cm" svg:y1="6.738cm" svg:x2="6.314cm" svg:y2="0.917cm">
          <text:p/>
        </draw:line>
        <draw:line draw:style-name="gr7" draw:layer="layout" svg:x1="6.314cm" svg:y1="0.917cm" svg:x2="6.747cm" svg:y2="0.917cm">
          <text:p/>
        </draw:line>
        <draw:polyline draw:style-name="gr1" draw:layer="layout" svg:width="0.212cm" svg:height="0.141cm" svg:x="6.614cm" svg:y="0.846cm" svg:viewBox="0 0 213 142" draw:points="0,71 0,0 213,71 0,142">
          <text:p/>
        </draw:polyline>
        <draw:polygon draw:style-name="gr4" draw:layer="layout" svg:width="0.212cm" svg:height="0.141cm" svg:x="6.617cm" svg:y="0.837cm" svg:viewBox="0 0 213 142" draw:points="0,71 0,0 213,71 0,142">
          <text:p/>
        </draw:polygon>
        <draw:line draw:style-name="gr7" draw:layer="layout" svg:x1="6.314cm" svg:y1="2.575cm" svg:x2="6.747cm" svg:y2="2.575cm">
          <text:p/>
        </draw:line>
        <draw:polyline draw:style-name="gr1" draw:layer="layout" svg:width="0.212cm" svg:height="0.141cm" svg:x="6.614cm" svg:y="2.504cm" svg:viewBox="0 0 213 142" draw:points="0,72 0,0 213,72 0,142">
          <text:p/>
        </draw:polyline>
        <draw:polygon draw:style-name="gr4" draw:layer="layout" svg:width="0.212cm" svg:height="0.141cm" svg:x="6.614cm" svg:y="2.504cm" svg:viewBox="0 0 213 142" draw:points="0,72 0,0 213,72 0,142">
          <text:p/>
        </draw:polygon>
        <draw:line draw:style-name="gr7" draw:layer="layout" svg:x1="6.314cm" svg:y1="4.268cm" svg:x2="6.747cm" svg:y2="4.268cm">
          <text:p/>
        </draw:line>
        <draw:polyline draw:style-name="gr1" draw:layer="layout" svg:width="0.212cm" svg:height="0.141cm" svg:x="6.614cm" svg:y="4.198cm" svg:viewBox="0 0 213 142" draw:points="0,71 0,0 213,71 0,142">
          <text:p/>
        </draw:polyline>
        <draw:polygon draw:style-name="gr4" draw:layer="layout" svg:width="0.212cm" svg:height="0.141cm" svg:x="6.614cm" svg:y="4.198cm" svg:viewBox="0 0 213 142" draw:points="0,71 0,0 213,71 0,142">
          <text:p/>
        </draw:polygon>
        <draw:line draw:style-name="gr7" draw:layer="layout" svg:x1="5.256cm" svg:y1="7.619cm" svg:x2="5.689cm" svg:y2="7.619cm">
          <text:p/>
        </draw:line>
        <draw:polyline draw:style-name="gr1" draw:layer="layout" svg:width="0.211cm" svg:height="0.141cm" svg:x="5.556cm" svg:y="7.549cm" svg:viewBox="0 0 212 142" draw:points="0,72 0,0 212,72 0,142">
          <text:p/>
        </draw:polyline>
        <draw:polygon draw:style-name="gr4" draw:layer="layout" svg:width="0.211cm" svg:height="0.141cm" svg:x="5.558cm" svg:y="7.548cm" svg:viewBox="0 0 212 142" draw:points="0,72 0,0 212,72 0,142">
          <text:p/>
        </draw:polygon>
        <draw:line draw:style-name="gr7" draw:layer="layout" svg:x1="9.525cm" svg:y1="7.619cm" svg:x2="9.957cm" svg:y2="7.619cm">
          <text:p/>
        </draw:line>
        <draw:polyline draw:style-name="gr1" draw:layer="layout" svg:width="0.212cm" svg:height="0.141cm" svg:x="9.824cm" svg:y="7.549cm" svg:viewBox="0 0 213 142" draw:points="0,72 0,0 213,72 0,142">
          <text:p/>
        </draw:polyline>
        <draw:polygon draw:style-name="gr4" draw:layer="layout" svg:width="0.212cm" svg:height="0.141cm" svg:x="9.824cm" svg:y="7.549cm" svg:viewBox="0 0 213 142" draw:points="0,72 0,0 213,72 0,142">
          <text:p/>
        </draw:polygon>
        <draw:line draw:style-name="gr8" draw:layer="layout" svg:x1="6.032cm" svg:y1="5.609cm" svg:x2="6.752cm" svg:y2="5.609cm">
          <text:p/>
        </draw:line>
        <draw:polyline draw:style-name="gr1" draw:layer="layout" svg:width="0.212cm" svg:height="0.141cm" svg:x="6.614cm" svg:y="5.538cm" svg:viewBox="0 0 213 142" draw:points="0,71 0,0 213,71 0,142">
          <text:p/>
        </draw:polyline>
        <draw:polygon draw:style-name="gr4" draw:layer="layout" svg:width="0.212cm" svg:height="0.141cm" svg:x="6.617cm" svg:y="5.535cm" svg:viewBox="0 0 213 142" draw:points="0,71 0,0 213,71 0,142">
          <text:p/>
        </draw:polygon>
        <draw:line draw:style-name="gr7" draw:layer="layout" svg:x1="8.431cm" svg:y1="2.61cm" svg:x2="8.864cm" svg:y2="2.61cm">
          <text:p/>
        </draw:line>
        <draw:polyline draw:style-name="gr1" draw:layer="layout" svg:width="0.211cm" svg:height="0.141cm" svg:x="8.731cm" svg:y="2.54cm" svg:viewBox="0 0 212 142" draw:points="0,70 0,0 212,70 0,142">
          <text:p/>
        </draw:polyline>
        <draw:polygon draw:style-name="gr4" draw:layer="layout" svg:width="0.211cm" svg:height="0.141cm" svg:x="8.737cm" svg:y="2.533cm" svg:viewBox="0 0 212 142" draw:points="0,70 0,0 212,70 0,142">
          <text:p/>
        </draw:polygon>
        <draw:line draw:style-name="gr7" draw:layer="layout" svg:x1="8.431cm" svg:y1="4.268cm" svg:x2="8.864cm" svg:y2="4.268cm">
          <text:p/>
        </draw:line>
        <draw:polyline draw:style-name="gr1" draw:layer="layout" svg:width="0.211cm" svg:height="0.141cm" svg:x="8.731cm" svg:y="4.198cm" svg:viewBox="0 0 212 142" draw:points="0,71 0,0 212,71 0,142">
          <text:p/>
        </draw:polyline>
        <draw:polygon draw:style-name="gr4" draw:layer="layout" svg:width="0.211cm" svg:height="0.141cm" svg:x="8.737cm" svg:y="4.193cm" svg:viewBox="0 0 212 142" draw:points="0,71 0,0 212,71 0,142">
          <text:p/>
        </draw:polygon>
        <draw:line draw:style-name="gr2" draw:layer="layout" svg:x1="5.256cm" svg:y1="2.099cm" svg:x2="6.738cm" svg:y2="2.099cm">
          <text:p/>
        </draw:line>
        <draw:polyline draw:style-name="gr1" draw:layer="layout" svg:width="0.211cm" svg:height="0.141cm" svg:x="6.632cm" svg:y="2.028cm" svg:viewBox="0 0 212 142" draw:points="0,71 0,0 212,71 0,142">
          <text:p/>
        </draw:polyline>
        <draw:polygon draw:style-name="gr4" draw:layer="layout" svg:width="0.211cm" svg:height="0.141cm" svg:x="6.632cm" svg:y="2.028cm" svg:viewBox="0 0 212 142" draw:points="0,71 0,0 212,71 0,142">
          <text:p/>
        </draw:polygon>
        <draw:line draw:style-name="gr2" draw:layer="layout" svg:x1="5.256cm" svg:y1="1.869cm" svg:x2="6.05cm" svg:y2="1.869cm">
          <text:p/>
        </draw:line>
        <draw:line draw:style-name="gr2" draw:layer="layout" svg:x1="6.05cm" svg:y1="1.869cm" svg:x2="6.05cm" svg:y2="0.282cm">
          <text:p/>
        </draw:line>
        <draw:line draw:style-name="gr2" draw:layer="layout" svg:x1="6.05cm" svg:y1="0.282cm" svg:x2="6.738cm" svg:y2="0.282cm">
          <text:p/>
        </draw:line>
        <draw:polyline draw:style-name="gr1" draw:layer="layout" svg:width="0.211cm" svg:height="0.141cm" svg:x="6.632cm" svg:y="0.211cm" svg:viewBox="0 0 212 142" draw:points="0,72 0,0 212,72 0,142">
          <text:p/>
        </draw:polyline>
        <draw:polygon draw:style-name="gr4" draw:layer="layout" svg:width="0.211cm" svg:height="0.141cm" svg:x="6.632cm" svg:y="0.211cm" svg:viewBox="0 0 212 142" draw:points="0,72 0,0 212,72 0,142">
          <text:p/>
        </draw:polygon>
        <draw:line draw:style-name="gr2" draw:layer="layout" svg:x1="5.256cm" svg:y1="2.557cm" svg:x2="6.032cm" svg:y2="2.557cm">
          <text:p/>
        </draw:line>
        <draw:line draw:style-name="gr2" draw:layer="layout" svg:x1="6.032cm" svg:y1="2.557cm" svg:x2="6.032cm" svg:y2="3.668cm">
          <text:p/>
        </draw:line>
        <draw:line draw:style-name="gr5" draw:layer="layout" svg:x1="6.032cm" svg:y1="3.668cm" svg:x2="6.738cm" svg:y2="3.668cm">
          <text:p/>
        </draw:line>
        <draw:polyline draw:style-name="gr1" draw:layer="layout" svg:width="0.211cm" svg:height="0.141cm" svg:x="6.632cm" svg:y="3.598cm" svg:viewBox="0 0 212 142" draw:points="0,71 0,0 212,71 0,142">
          <text:p/>
        </draw:polyline>
        <draw:polygon draw:style-name="gr4" draw:layer="layout" svg:width="0.211cm" svg:height="0.141cm" svg:x="6.632cm" svg:y="3.598cm" svg:viewBox="0 0 212 142" draw:points="0,71 0,0 212,71 0,142">
          <text:p/>
        </draw:polygon>
        <draw:line draw:style-name="gr7" draw:layer="layout" svg:x1="8.449cm" svg:y1="0.917cm" svg:x2="8.881cm" svg:y2="0.917cm">
          <text:p/>
        </draw:line>
        <draw:polyline draw:style-name="gr1" draw:layer="layout" svg:width="0.212cm" svg:height="0.141cm" svg:x="8.748cm" svg:y="0.846cm" svg:viewBox="0 0 213 142" draw:points="0,71 0,0 213,71 0,142">
          <text:p/>
        </draw:polyline>
        <draw:polygon draw:style-name="gr4" draw:layer="layout" svg:width="0.212cm" svg:height="0.141cm" svg:x="8.754cm" svg:y="0.837cm" svg:viewBox="0 0 213 142" draw:points="0,71 0,0 213,71 0,142">
          <text:p/>
        </draw:polygon>
        <draw:line draw:style-name="gr2" draw:layer="layout" svg:x1="3.139cm" svg:y1="3.951cm" svg:x2="6.032cm" svg:y2="3.951cm">
          <text:p/>
        </draw:line>
        <draw:line draw:style-name="gr5" draw:layer="layout" svg:x1="6.032cm" svg:y1="3.951cm" svg:x2="6.032cm" svg:y2="6.632cm">
          <text:p/>
        </draw:line>
        <draw:polyline draw:style-name="gr1" draw:layer="layout" svg:width="0.142cm" svg:height="0.212cm" svg:x="5.961cm" svg:y="6.526cm" svg:viewBox="0 0 143 213" draw:points="71,0 143,0 71,213 0,0">
          <text:p/>
        </draw:polyline>
        <draw:polygon draw:style-name="gr4" draw:layer="layout" svg:width="0.142cm" svg:height="0.212cm" svg:x="5.961cm" svg:y="6.526cm" svg:viewBox="0 0 143 213" draw:points="71,0 143,0 71,213 0,0">
          <text:p/>
        </draw:polygon>
        <draw:line draw:style-name="gr5" draw:layer="layout" svg:x1="8.454cm" svg:y1="0.273cm" svg:x2="9.902cm" svg:y2="0.273cm">
          <text:p/>
        </draw:line>
        <draw:polyline draw:style-name="gr1" draw:layer="layout" svg:width="0.212cm" svg:height="0.141cm" svg:x="9.789cm" svg:y="0.211cm" svg:viewBox="0 0 213 142" draw:points="0,72 0,0 213,72 0,142">
          <text:p/>
        </draw:polyline>
        <draw:polygon draw:style-name="gr4" draw:layer="layout" svg:width="0.212cm" svg:height="0.141cm" svg:x="9.789cm" svg:y="0.211cm" svg:viewBox="0 0 213 142" draw:points="0,72 0,0 213,72 0,142">
          <text:p/>
        </draw:polygon>
        <draw:line draw:style-name="gr2" draw:layer="layout" svg:x1="8.449cm" svg:y1="2.257cm" svg:x2="9.895cm" svg:y2="2.257cm">
          <text:p/>
        </draw:line>
        <draw:polyline draw:style-name="gr1" draw:layer="layout" svg:width="0.212cm" svg:height="0.141cm" svg:x="9.789cm" svg:y="2.187cm" svg:viewBox="0 0 213 142" draw:points="0,71 0,0 213,71 0,142">
          <text:p/>
        </draw:polyline>
        <draw:polygon draw:style-name="gr4" draw:layer="layout" svg:width="0.212cm" svg:height="0.141cm" svg:x="9.789cm" svg:y="2.187cm" svg:viewBox="0 0 213 142" draw:points="0,71 0,0 213,71 0,142">
          <text:p/>
        </draw:polygon>
        <draw:line draw:style-name="gr2" draw:layer="layout" svg:x1="9.33cm" svg:y1="0.282cm" svg:x2="9.33cm" svg:y2="1.957cm">
          <text:p/>
        </draw:line>
        <draw:line draw:style-name="gr2" draw:layer="layout" svg:x1="9.33cm" svg:y1="1.957cm" svg:x2="9.895cm" svg:y2="1.957cm">
          <text:p/>
        </draw:line>
        <draw:polyline draw:style-name="gr1" draw:layer="layout" svg:width="0.212cm" svg:height="0.141cm" svg:x="9.789cm" svg:y="1.887cm" svg:viewBox="0 0 213 142" draw:points="0,70 0,0 213,70 0,142">
          <text:p/>
        </draw:polyline>
        <draw:polygon draw:style-name="gr4" draw:layer="layout" svg:width="0.212cm" svg:height="0.141cm" svg:x="9.789cm" svg:y="1.887cm" svg:viewBox="0 0 213 142" draw:points="0,70 0,0 213,70 0,142">
          <text:p/>
        </draw:polygon>
        <draw:line draw:style-name="gr2" draw:layer="layout" svg:x1="8.449cm" svg:y1="3.668cm" svg:x2="9.507cm" svg:y2="3.668cm">
          <text:p/>
        </draw:line>
        <draw:line draw:style-name="gr2" draw:layer="layout" svg:x1="9.507cm" svg:y1="3.668cm" svg:x2="9.507cm" svg:y2="2.681cm">
          <text:p/>
        </draw:line>
        <draw:line draw:style-name="gr5" draw:layer="layout" svg:x1="9.507cm" svg:y1="2.681cm" svg:x2="9.895cm" svg:y2="2.681cm">
          <text:p/>
        </draw:line>
        <draw:polyline draw:style-name="gr1" draw:layer="layout" svg:width="0.212cm" svg:height="0.141cm" svg:x="9.789cm" svg:y="2.61cm" svg:viewBox="0 0 213 142" draw:points="0,72 0,0 213,72 0,142">
          <text:p/>
        </draw:polyline>
        <draw:polygon draw:style-name="gr4" draw:layer="layout" svg:width="0.212cm" svg:height="0.141cm" svg:x="9.789cm" svg:y="2.61cm" svg:viewBox="0 0 213 142" draw:points="0,72 0,0 213,72 0,142">
          <text:p/>
        </draw:polygon>
        <draw:line draw:style-name="gr2" draw:layer="layout" svg:x1="9.507cm" svg:y1="2.681cm" svg:x2="9.507cm" svg:y2="0.881cm">
          <text:p/>
        </draw:line>
        <draw:line draw:style-name="gr5" draw:layer="layout" svg:x1="9.507cm" svg:y1="0.881cm" svg:x2="9.895cm" svg:y2="0.881cm">
          <text:p/>
        </draw:line>
        <draw:polyline draw:style-name="gr1" draw:layer="layout" svg:width="0.212cm" svg:height="0.141cm" svg:x="9.789cm" svg:y="0.811cm" svg:viewBox="0 0 213 142" draw:points="0,71 0,0 213,71 0,142">
          <text:p/>
        </draw:polyline>
        <draw:polygon draw:style-name="gr4" draw:layer="layout" svg:width="0.212cm" svg:height="0.141cm" svg:x="9.789cm" svg:y="0.811cm" svg:viewBox="0 0 213 142" draw:points="0,71 0,0 213,71 0,142">
          <text:p/>
        </draw:polygon>
        <draw:line draw:style-name="gr2" draw:layer="layout" svg:x1="9.136cm" svg:y1="2.257cm" svg:x2="9.136cm" svg:y2="0.582cm">
          <text:p/>
        </draw:line>
        <draw:line draw:style-name="gr5" draw:layer="layout" svg:x1="9.136cm" svg:y1="0.582cm" svg:x2="9.895cm" svg:y2="0.582cm">
          <text:p/>
        </draw:line>
        <draw:polyline draw:style-name="gr1" draw:layer="layout" svg:width="0.212cm" svg:height="0.141cm" svg:x="9.789cm" svg:y="0.511cm" svg:viewBox="0 0 213 142" draw:points="0,72 0,0 213,72 0,142">
          <text:p/>
        </draw:polyline>
        <draw:polygon draw:style-name="gr4" draw:layer="layout" svg:width="0.212cm" svg:height="0.141cm" svg:x="9.789cm" svg:y="0.511cm" svg:viewBox="0 0 213 142" draw:points="0,72 0,0 213,72 0,142">
          <text:p/>
        </draw:polygon>
        <draw:line draw:style-name="gr2" draw:layer="layout" svg:x1="8.449cm" svg:y1="5.609cm" svg:x2="10.759cm" svg:y2="5.609cm">
          <text:p/>
        </draw:line>
        <draw:line draw:style-name="gr5" draw:layer="layout" svg:x1="10.759cm" svg:y1="5.609cm" svg:x2="10.759cm" svg:y2="2.945cm">
          <text:p/>
        </draw:line>
        <draw:polyline draw:style-name="gr1" draw:layer="layout" svg:width="0.141cm" svg:height="0.212cm" svg:x="10.689cm" svg:y="2.839cm" svg:viewBox="0 0 142 213" draw:points="71,213 0,213 71,0 142,213">
          <text:p/>
        </draw:polyline>
        <draw:polygon draw:style-name="gr4" draw:layer="layout" svg:width="0.141cm" svg:height="0.212cm" svg:x="10.689cm" svg:y="2.839cm" svg:viewBox="0 0 142 213" draw:points="71,213 0,213 71,0 142,213">
          <text:p/>
        </draw:polygon>
        <draw:line draw:style-name="gr2" draw:layer="layout" svg:x1="11.606cm" svg:y1="2.028cm" svg:x2="12.435cm" svg:y2="2.028cm">
          <text:p/>
        </draw:line>
        <draw:polyline draw:style-name="gr1" draw:layer="layout" svg:width="0.212cm" svg:height="0.142cm" svg:x="12.329cm" svg:y="1.957cm" svg:viewBox="0 0 213 143" draw:points="0,72 0,0 213,72 0,143">
          <text:p/>
        </draw:polyline>
        <draw:polygon draw:style-name="gr4" draw:layer="layout" svg:width="0.212cm" svg:height="0.142cm" svg:x="12.329cm" svg:y="1.957cm" svg:viewBox="0 0 213 143" draw:points="0,72 0,0 213,72 0,143">
          <text:p/>
        </draw:polygon>
        <draw:line draw:style-name="gr2" draw:layer="layout" svg:x1="11.606cm" svg:y1="2.575cm" svg:x2="12.223cm" svg:y2="2.575cm">
          <text:p/>
        </draw:line>
        <draw:line draw:style-name="gr2" draw:layer="layout" svg:x1="12.223cm" svg:y1="2.575cm" svg:x2="12.223cm" svg:y2="3.457cm">
          <text:p/>
        </draw:line>
        <draw:polyline draw:style-name="gr1" draw:layer="layout" svg:width="0.141cm" svg:height="0.212cm" svg:x="12.153cm" svg:y="3.351cm" svg:viewBox="0 0 142 213" draw:points="70,0 142,0 70,213 0,0">
          <text:p/>
        </draw:polyline>
        <draw:polygon draw:style-name="gr4" draw:layer="layout" svg:width="0.141cm" svg:height="0.212cm" svg:x="12.153cm" svg:y="3.351cm" svg:viewBox="0 0 142 213" draw:points="70,0 142,0 70,213 0,0">
          <text:p/>
        </draw:polygon>
        <draw:line draw:style-name="gr2" draw:layer="layout" svg:x1="7.373cm" svg:y1="5.044cm" svg:x2="7.373cm" svg:y2="4.744cm">
          <text:p/>
        </draw:line>
        <draw:line draw:style-name="gr2" draw:layer="layout" svg:x1="7.373cm" svg:y1="4.744cm" svg:x2="7.196cm" svg:y2="4.744cm">
          <text:p/>
        </draw:line>
        <draw:line draw:style-name="gr2" draw:layer="layout" svg:x1="7.196cm" svg:y1="4.745cm" svg:x2="7.638cm" svg:y2="4.55cm">
          <text:p/>
        </draw:line>
        <draw:line draw:style-name="gr2" draw:layer="layout" svg:x1="7.637cm" svg:y1="4.55cm" svg:x2="8.079cm" svg:y2="4.745cm">
          <text:p/>
        </draw:line>
        <draw:line draw:style-name="gr2" draw:layer="layout" svg:x1="8.078cm" svg:y1="4.744cm" svg:x2="7.902cm" svg:y2="4.744cm">
          <text:p/>
        </draw:line>
        <draw:line draw:style-name="gr2" draw:layer="layout" svg:x1="7.902cm" svg:y1="4.744cm" svg:x2="7.902cm" svg:y2="5.044cm">
          <text:p/>
        </draw:line>
        <draw:line draw:style-name="gr2" draw:layer="layout" svg:x1="7.373cm" svg:y1="3.386cm" svg:x2="7.373cm" svg:y2="3.051cm">
          <text:p/>
        </draw:line>
        <draw:line draw:style-name="gr2" draw:layer="layout" svg:x1="7.373cm" svg:y1="3.051cm" svg:x2="7.196cm" svg:y2="3.051cm">
          <text:p/>
        </draw:line>
        <draw:line draw:style-name="gr2" draw:layer="layout" svg:x1="7.196cm" svg:y1="3.052cm" svg:x2="7.638cm" svg:y2="2.857cm">
          <text:p/>
        </draw:line>
        <draw:line draw:style-name="gr2" draw:layer="layout" svg:x1="7.637cm" svg:y1="2.857cm" svg:x2="8.079cm" svg:y2="3.052cm">
          <text:p/>
        </draw:line>
        <draw:line draw:style-name="gr2" draw:layer="layout" svg:x1="8.078cm" svg:y1="3.051cm" svg:x2="7.902cm" svg:y2="3.051cm">
          <text:p/>
        </draw:line>
        <draw:line draw:style-name="gr2" draw:layer="layout" svg:x1="7.902cm" svg:y1="3.051cm" svg:x2="7.902cm" svg:y2="3.386cm">
          <text:p/>
        </draw:line>
        <draw:line draw:style-name="gr2" draw:layer="layout" svg:x1="7.373cm" svg:y1="1.693cm" svg:x2="7.373cm" svg:y2="1.393cm">
          <text:p/>
        </draw:line>
        <draw:line draw:style-name="gr2" draw:layer="layout" svg:x1="7.373cm" svg:y1="1.393cm" svg:x2="7.196cm" svg:y2="1.393cm">
          <text:p/>
        </draw:line>
        <draw:line draw:style-name="gr2" draw:layer="layout" svg:x1="7.196cm" svg:y1="1.394cm" svg:x2="7.638cm" svg:y2="1.199cm">
          <text:p/>
        </draw:line>
        <draw:line draw:style-name="gr2" draw:layer="layout" svg:x1="7.637cm" svg:y1="1.199cm" svg:x2="8.079cm" svg:y2="1.394cm">
          <text:p/>
        </draw:line>
        <draw:line draw:style-name="gr2" draw:layer="layout" svg:x1="8.078cm" svg:y1="1.393cm" svg:x2="7.902cm" svg:y2="1.393cm">
          <text:p/>
        </draw:line>
        <draw:line draw:style-name="gr2" draw:layer="layout" svg:x1="7.902cm" svg:y1="1.393cm" svg:x2="7.902cm" svg:y2="1.693cm">
          <text:p/>
        </draw:line>
        <draw:ellipse draw:style-name="gr9" draw:text-style-name="P1" draw:layer="layout" svg:width="0.067cm" svg:height="0.069cm" svg:x="5.999cm" svg:y="5.58cm">
          <text:p/>
        </draw:ellipse>
        <draw:ellipse draw:style-name="gr9" draw:text-style-name="P1" draw:layer="layout" svg:width="0.067cm" svg:height="0.069cm" svg:x="6.284cm" svg:y="4.236cm">
          <text:p/>
        </draw:ellipse>
        <draw:ellipse draw:style-name="gr9" draw:text-style-name="P1" draw:layer="layout" svg:width="0.067cm" svg:height="0.069cm" svg:x="6.276cm" svg:y="2.545cm">
          <text:p/>
        </draw:ellipse>
        <draw:ellipse draw:style-name="gr9" draw:text-style-name="P1" draw:layer="layout" svg:width="0.067cm" svg:height="0.069cm" svg:x="9.099cm" svg:y="2.23cm">
          <text:p/>
        </draw:ellipse>
        <draw:ellipse draw:style-name="gr9" draw:text-style-name="P1" draw:layer="layout" svg:width="0.067cm" svg:height="0.069cm" svg:x="9.475cm" svg:y="2.652cm">
          <text:p/>
        </draw:ellipse>
        <draw:ellipse draw:style-name="gr9" draw:text-style-name="P1" draw:layer="layout" svg:width="0.067cm" svg:height="0.069cm" svg:x="9.296cm" svg:y="0.246cm">
          <text:p/>
        </draw:ellipse>
        <draw:frame draw:style-name="gr10" draw:text-style-name="P2" draw:layer="layout" svg:width="0.51cm" svg:height="0.477cm" svg:x="0.234cm" svg:y="3.778cm">
          <draw:text-box>
            <text:p text:style-name="P2">video</text:p>
            <text:p text:style-name="P2">input</text:p>
          </draw:text-box>
        </draw:frame>
        <draw:frame draw:style-name="gr10" draw:text-style-name="P2" draw:layer="layout" svg:width="0.595cm" svg:height="0.477cm" svg:x="12.487cm" svg:y="7.322cm">
          <draw:text-box>
            <text:p text:style-name="P2">SSTV</text:p>
            <text:p text:style-name="P2">output</text:p>
          </draw:text-box>
        </draw:frame>
        <draw:frame draw:style-name="gr10" draw:text-style-name="P2" draw:layer="layout" svg:width="1.31cm" svg:height="0.239cm" svg:x="10.194cm" svg:y="7.509cm">
          <draw:text-box>
            <text:p text:style-name="P2">FM modulator</text:p>
          </draw:text-box>
        </draw:frame>
        <draw:frame draw:style-name="gr10" draw:text-style-name="P2" draw:layer="layout" svg:width="0.548cm" svg:height="0.477cm" svg:x="2.24cm" svg:y="7.339cm">
          <draw:text-box>
            <text:p text:style-name="P2">SSTV</text:p>
            <text:p text:style-name="P2">input</text:p>
          </draw:text-box>
        </draw:frame>
        <draw:frame draw:style-name="gr10" draw:text-style-name="P2" draw:layer="layout" svg:width="1.204cm" svg:height="0.239cm" svg:x="7.107cm" svg:y="7.495cm">
          <draw:text-box>
            <text:p text:style-name="P2">COMPUTER</text:p>
          </draw:text-box>
        </draw:frame>
        <draw:frame draw:style-name="gr10" draw:text-style-name="P2" draw:layer="layout" svg:width="0.76cm" svg:height="0.477cm" svg:x="7.247cm" svg:y="0.372cm">
          <draw:text-box>
            <text:p text:style-name="P2">RED</text:p>
            <text:p text:style-name="P2">memory</text:p>
          </draw:text-box>
        </draw:frame>
        <draw:frame draw:style-name="gr10" draw:text-style-name="P2" draw:layer="layout" svg:width="0.76cm" svg:height="0.477cm" svg:x="7.246cm" svg:y="2.068cm">
          <draw:text-box>
            <text:p text:style-name="P2">GREEN</text:p>
            <text:p text:style-name="P2">memory</text:p>
          </draw:text-box>
        </draw:frame>
        <draw:frame draw:style-name="gr10" draw:text-style-name="P2" draw:layer="layout" svg:width="0.76cm" svg:height="0.477cm" svg:x="7.246cm" svg:y="3.731cm">
          <draw:text-box>
            <text:p text:style-name="P2">BLUE</text:p>
            <text:p text:style-name="P2">memory</text:p>
          </draw:text-box>
        </draw:frame>
        <draw:frame draw:style-name="gr10" draw:text-style-name="P2" draw:layer="layout" svg:width="1.247cm" svg:height="0.477cm" svg:x="3.835cm" svg:y="7.316cm">
          <draw:text-box>
            <text:p text:style-name="P2">FM signal</text:p>
            <text:p text:style-name="P2">zero detector</text:p>
          </draw:text-box>
        </draw:frame>
        <draw:frame draw:style-name="gr10" draw:text-style-name="P2" draw:layer="layout" svg:width="0.675cm" svg:height="0.477cm" svg:x="4.131cm" svg:y="5.334cm">
          <draw:text-box>
            <text:p text:style-name="P2">system</text:p>
            <text:p text:style-name="P2">clock</text:p>
          </draw:text-box>
        </draw:frame>
        <draw:frame draw:style-name="gr10" draw:text-style-name="P2" draw:layer="layout" svg:width="1.293cm" svg:height="0.715cm" svg:x="5.934cm" svg:y="9.198cm">
          <draw:text-box>
            <text:p text:style-name="P2">interface for</text:p>
            <text:p text:style-name="P2">computer and</text:p>
            <text:p text:style-name="P2">printer</text:p>
          </draw:text-box>
        </draw:frame>
        <draw:frame draw:style-name="gr10" draw:text-style-name="P2" draw:layer="layout" svg:width="1.001cm" svg:height="0.477cm" svg:x="8.204cm" svg:y="9.314cm">
          <draw:text-box>
            <text:p text:style-name="P2">front panel</text:p>
            <text:p text:style-name="P2">control</text:p>
          </draw:text-box>
        </draw:frame>
        <draw:frame draw:style-name="gr11" draw:text-style-name="P2" draw:layer="layout" svg:width="0.87cm" svg:height="0.477cm" svg:x="7.213cm" svg:y="5.365cm">
          <draw:text-box>
            <text:p text:style-name="P2">display</text:p>
            <text:p text:style-name="P2">controller</text:p>
          </draw:text-box>
        </draw:frame>
        <draw:frame draw:style-name="gr10" draw:text-style-name="P2" draw:layer="layout" svg:width="1.149cm" svg:height="0.715cm" svg:x="1.789cm" svg:y="3.623cm">
          <draw:text-box>
            <text:p text:style-name="P2">NTSC / PAL</text:p>
            <text:p text:style-name="P2">to RGB</text:p>
            <text:p text:style-name="P3">converter</text:p>
          </draw:text-box>
        </draw:frame>
        <draw:frame draw:style-name="gr10" draw:text-style-name="P2" draw:layer="layout" svg:width="1.022cm" svg:height="0.477cm" svg:x="1.836cm" svg:y="2.052cm">
          <draw:text-box>
            <text:p text:style-name="P2">RGB</text:p>
            <text:p text:style-name="P2">multiplexer</text:p>
          </draw:text-box>
        </draw:frame>
        <draw:frame draw:style-name="gr10" draw:text-style-name="P2" draw:layer="layout" svg:width="0.883cm" svg:height="0.477cm" svg:x="3.974cm" svg:y="2.053cm">
          <draw:text-box>
            <text:p text:style-name="P2">A/D</text:p>
            <text:p text:style-name="P2">converter</text:p>
          </draw:text-box>
        </draw:frame>
        <draw:frame draw:style-name="gr12" draw:text-style-name="P2" draw:layer="layout" svg:width="1.031cm" svg:height="0.715cm" svg:x="12.611cm" svg:y="1.695cm">
          <draw:text-box>
            <text:p text:style-name="P2">composite</text:p>
            <text:p text:style-name="P2">video for </text:p>
            <text:p text:style-name="P2">TV monitor</text:p>
          </draw:text-box>
        </draw:frame>
        <draw:frame draw:style-name="gr10" draw:text-style-name="P2" draw:layer="layout" svg:width="1.28cm" svg:height="0.477cm" svg:x="10.169cm" svg:y="0.403cm">
          <draw:text-box>
            <text:p text:style-name="P2">RGB D/A</text:p>
            <text:p text:style-name="P2">and controller</text:p>
          </draw:text-box>
        </draw:frame>
        <draw:frame draw:style-name="gr10" draw:text-style-name="P2" draw:layer="layout" svg:width="1.149cm" svg:height="0.477cm" svg:x="10.216cm" svg:y="2.021cm">
          <draw:text-box>
            <text:p text:style-name="P2">NTSC / PAL</text:p>
            <text:p text:style-name="P2">encoder</text:p>
          </draw:text-box>
        </draw:frame>
        <draw:frame draw:style-name="gr10" draw:text-style-name="P2" draw:layer="layout" svg:width="0.942cm" svg:height="0.477cm" svg:x="11.842cm" svg:y="3.919cm">
          <draw:text-box>
            <text:p text:style-name="P2">RF</text:p>
            <text:p text:style-name="P2">modulator</text:p>
          </draw:text-box>
        </draw:frame>
        <draw:frame draw:style-name="gr10" draw:text-style-name="P2" draw:layer="layout" svg:width="0.938cm" svg:height="0.715cm" svg:x="13.793cm" svg:y="3.856cm">
          <draw:text-box>
            <text:p text:style-name="P2">RF output</text:p>
            <text:p text:style-name="P2">for TV</text:p>
            <text:p text:style-name="P2">receiver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14.922cm" fo:page-height="10.19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dc:date xmlns:dc="http://purl.org/dc/elements/1.1/">2011-02-20T21:08:55</dc:date>
    <dc:creator xmlns:dc="http://purl.org/dc/elements/1.1/">BruXy </dc:creator>
    <meta:generator xmlns:meta="urn:oasis:names:tc:opendocument:xmlns:meta:1.0">OpenOffice.org/3.2$Unix OpenOffice.org_project/320m12$Build-9483</meta:generator>
    <meta:editing-duration xmlns:meta="urn:oasis:names:tc:opendocument:xmlns:meta:1.0">PT00H23M14S</meta:editing-duration>
    <meta:editing-cycles xmlns:meta="urn:oasis:names:tc:opendocument:xmlns:meta:1.0">1</meta:editing-cycles>
    <meta:document-statistic xmlns:meta="urn:oasis:names:tc:opendocument:xmlns:meta:1.0" meta:object-count="194"/>
  </office:meta>
</office:document-meta>
</file>